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style:style style:name="P22" style:parent-style-name="Paragraphedeliste" style:list-style-name="LFO1" style:family="paragraph">
      <style:paragraph-properties fo:text-align="justify" fo:margin-bottom="0in"/>
    </style:style>
    <style:style style:name="P23" style:parent-style-name="Paragraphedeliste" style:list-style-name="LFO1"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text-properties fo:hyphenate="true"/>
    </style:style>
    <style:style style:name="P32" style:parent-style-name="Normal" style:family="paragraph">
      <style:paragraph-properties fo:break-before="page"/>
      <style:text-properties style:text-underline-type="single" style:text-underline-style="solid" style:text-underline-width="auto" style:text-underline-mode="continuous" fo:hyphenate="true"/>
    </style:style>
    <style:style style:name="P3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center"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Paragraphedeliste" style:list-style-name="LFO1" style:family="paragraph">
      <style:paragraph-properties fo:margin-bottom="0in"/>
    </style:style>
    <style:style style:name="P48" style:parent-style-name="Paragraphedeliste" style:list-style-name="LFO1" style:family="paragraph">
      <style:paragraph-properties fo:margin-bottom="0in"/>
    </style:style>
    <style:style style:name="P49" style:parent-style-name="Paragraphedeliste" style:list-style-name="LFO1" style:family="paragraph">
      <style:paragraph-properties fo:margin-bottom="0in"/>
    </style:style>
    <style:style style:name="P50" style:parent-style-name="Paragraphedeliste" style:list-style-name="LFO1" style:family="paragraph">
      <style:paragraph-properties fo:margin-bottom="0in"/>
    </style:style>
    <style:style style:name="P51" style:parent-style-name="Paragraphedeliste" style:list-style-name="LFO1" style:family="paragraph">
      <style:paragraph-properties fo:margin-bottom="0in"/>
    </style:style>
    <style:style style:name="P52" style:parent-style-name="Paragraphedeliste" style:list-style-name="LFO1" style:family="paragraph">
      <style:paragraph-properties fo:margin-bottom="0in"/>
    </style:style>
    <style:style style:name="P53" style:parent-style-name="Paragraphedeliste" style:list-style-name="LFO1" style:family="paragraph">
      <style:paragraph-properties fo:margin-bottom="0in"/>
    </style:style>
    <style:style style:name="P54" style:parent-style-name="Paragraphedeliste" style:list-style-name="LFO1" style:family="paragraph">
      <style:paragraph-properties fo:margin-bottom="0in"/>
    </style:style>
    <style:style style:family="graphic" style:name="a0" style:parent-style-name="Graphics">
      <style:graphic-properties fo:border="none" fo:background-color="transparen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text:s/>m’a<text:s/>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text:s/>Or<text:s/>mon code limitait<text:s/>la puissance<text:s/>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text:s/>quelque chose de similaire, qui adapte la puissance des moteurs, en fonction de la distance avec le point suivant. J’ai défini une distance pour commencer à freiner (on ne freine pas avant), une vitesse minimale à avoir pour freiner (si on va lentement, on<text:s/>ne va pas freiner. Si les conditions sont remplies, au fur et a mesure que le vaisseau s’approche du checkpoint il y a de moins en moins de puissance dans les moteurs.<text:line-break/><text:soft-page-break/>Ceci ma permit de passer en ligue Bronze. Je pense que mon code peut encore être optimiser, en changeant la distance à partir de laquelle on peut freiner, la vitesse minimale à avoir… De plus, j’utilise un rapport de proportionnalité, je ne coupe pas les moteurs d’un coup, je garde un peu de puissance sous le coude, je ne sais pas laquelle des deux 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 text:continue-numbering="true">
            <text:list-item>
              <text:p text:style-name="P22">startBakeDistance = 3000 -&gt; ~ top 15 500</text:p>
            </text:list-item>
            <text:list-item>
              <text:p text:style-name="P23">startBakeDistance = 4000 -&gt; <text:s/>top 11 426</text:p>
            </text:list-item>
          </text:list>
        </text:list-item>
      </text:list>
      <text:p text:style-name="P24"/>
      <text:p text:style-name="P25">Je n’ai pas pu avancer le code la journée du 22/02, mais j’ai eu pas mal d’idée, que ce soit des améliorations possibles, ou des choses à tester. Dans un premier temps, il faudra tester d’autre système de freinage. Au lieu de diminuer progressivement la poussée, est-ce que couper brutalement la poussée ne serait pas avantageux ? On garderait la puissance maximale plus longtemps, avec un fort ralentissement pour faire nos manœuvres. Mais dans le cas où les checkpoints sont relativement alignés, nous allons beaucoup ralentir pour rien. On pourrait même aller jusqu’à faire de la retro poussée, c’est-à-dire, à l’approche du point, retourner le vaisseau et faire une poussée contraire pour un ralentissement extrême.</text:p>
      <text:p text:style-name="P26">Mais avant de tester des optimisions de freinage, je pense revoir la façon de piloter, et aviser le freinage optimal plus tard. Actuellement, le vaisseau fonce toujours droit sur le prochain checkpoint, certes, il va dans la bonne direction, mais un vrai pilote humain ne ferait pas ça. Lors des virages / dérapage, le vaisseau s’éloigne de la trajectoire parfaite : une ligne droite, l’inertie l’entraine et le déporte. Je pourrais compenser cela en faisant des rectifications de trajectoire.<text:s/>On peut calculer le vecteur de déplacement du vaisseau, estimer dans quelque direction il se déporte et avec quelle intensité. Puis on fait une correction de trajectoire dans le sens opposé de la déportation. Si le vaisseau « glisse » vers la gauche, on va viser à droite du prochain checkpoint. La réponse sera proportionnelle, plus on est déporté, plus on corrigera la trajectoire. Je pense à utiliser le théorème de Thalès.<text:line-break/></text:p>
      <text:p text:style-name="P27">De même, actuellement notre IA ne connait que le prochain checkpoint. Une autre amélioration possible serait d’apprendre le parcours. Lors du premier tour on enregistre les positions des checkpoints, et ensuite, en calculant les angles et distance entre les checkpoints, on peut optimiser les trajectoires, anticiper les épingles et éviter de ralentir dans les courbes légères.<text:line-break/></text:p>
      <text:p text:style-name="P28">Enfin, avec la ligue Bronze, nous avons débloqué les collisions, on pourrait tenter de faire un système d’évitement, en ayant encore une fois notre vecteur de déplacement, et celui de l’opposant, on peut prédire des collisions et tenter de les éviter. A voir si c’est bénéfique, car faire des écarts peut faire perdre du temps et on remarque que certaines collisions sont bénéfiques, on « s’appuie » sur l’opposant pour tourner.</text:p>
      <text:p text:style-name="P29"/>
      <text:p text:style-name="P30">La première chose que je compte faire, c’est la correction de trajectoire, je ne suis pas encore certains que plus tard le parcours ne va pas changer à chaque tour. Une fois le nouveau système de trajectoire, les dérapages seront<text:s/>intentionnels, et donc peut-être plus efficace avec de la puissance, il faudra alors voir le système de freinage le plus<text:s/>adéquat.</text:p>
      <text:p text:style-name="P31"/>
      <text:p text:style-name="P32"/>
      <text:soft-page-break/>
      <text:p text:style-name="P33">23/01 :</text:p>
      <text:list text:style-name="LFO1" text:continue-numbering="true">
        <text:list-item>
          <text:p text:style-name="P34">13h30 Reprise du code</text:p>
        </text:list-item>
        <text:list-item>
          <text:p text:style-name="P35">14h39 Implémentation de la correction de trajectoire</text:p>
        </text:list-item>
      </text:list>
      <text:p text:style-name="P36"/>
      <text:p text:style-name="P37">Voici un schéma explicatif de ce que j’ai voulu faire<text:s/></text:p>
      <text:p text:style-name="P38"><draw:frame draw:style-name="a0" draw:name="Image 3" text:anchor-type="as-char" svg:x="0in" svg:y="0in" svg:width="6.65566in" svg:height="5.10106in" style:rel-width="scale" style:rel-height="scale"><draw:image xlink:href="media/image1.png" xlink:type="simple" xlink:show="embed" xlink:actuate="onLoad"/><svg:title/><svg:desc/></draw:frame></text:p>
      <text:p text:style-name="P39">Je calcule tout d’abord le vecteur de déplacement de notre vaisseau (movementVector)</text:p>
      <text:p text:style-name="P40">Je fais une projection orthogonale de ce vecteur sur l’axe (ship, NextCheckpoint) représenté par le vecteur AxisVector.</text:p>
      <text:p text:style-name="P41">Je calcule aussi une estimation de la déviation actuelle par rapport à au vecteur AxisVector : deviationVector.</text:p>
      <text:p text:style-name="P42">Avec le théorème de thales, on peut calcul le vecteur de deviation mais au point NextCheckpoint (vecteur en pointillé rouge).</text:p>
      <text:p text:style-name="P43">Je prends l’opposer de ce vecteur, le vecteur trajCorrectionVector et je calcule les nouvelles coordonnées pour diriger mon vaisseau.</text:p>
      <text:p text:style-name="P44">L’idée est quand je me fais déporter dans un virage, je ne vise plus le prochain checkpoint directement, je compense mon déportement en visant volontairement « à côté » du prochain checkpoint. Je veux faire des dérapages contrôlés pour prendre des courbes à haut vitesse.</text:p>
      <text:p text:style-name="P45">Pour le moment je n’ai pas touché au système de freinage, je test déjà si mes modifications ont été efficace ou non. Mais je pense qu’il faudra changer le système de freinage pour avoir plus de puissance pendant les virages, car maintenant je compense et je rectifie ma trajectoire.</text:p>
      <text:p text:style-name="P46"/>
      <text:soft-page-break/>
      <text:list text:style-name="LFO1" text:continue-numbering="true">
        <text:list-item>
          <text:p text:style-name="P47">15h00 top classement 17 300, les modifications ne semble pas marcher, en regardant les replays des courses, le vaisseau ne semble pas faire exactement ce que je voulais, je tente de comprendre ce qu’il se passe et de corriger mes erreurs.<text:s/>(commit Git)</text:p>
        </text:list-item>
        <text:list-item>
          <text:p text:style-name="P48">16h05<text:s/>J’ai compris d’où venait mon problème, le vaisseau ne faisait pas les bonnes corrections de trajectoires. J’ai résolu le problème. Cependant, je remarque que mon vaisseau est lent, il fait ce que je veux, mais le système de freinage est plus handicapant que ce qu’il aide. J’attends que voir mon classement pour confirmer la chose. Je remarque aussi que mon vaisseau parfois, au lieu de faire un virage vers la gauche, fait un demi-tour par la droite et donc perd du temps pour rien. (commit git)</text:p>
        </text:list-item>
        <text:list-item>
          <text:p text:style-name="P49">16h15 Effectivement, mon classement semble tourner autour des 18 000. Je vais donc tester de modifier le système de freinage pour voir ce qui marche le mieux.</text:p>
          <text:list text:continue-numbering="true">
            <text:list-item>
              <text:p text:style-name="P50">StarBrakeDistance = 4000 - &gt;<text:s/>~<text:s/>top 18 000</text:p>
            </text:list-item>
            <text:list-item>
              <text:p text:style-name="P51">StarBrakeDistance = 3000 - &gt; ~ top 16 900</text:p>
            </text:list-item>
            <text:list-item>
              <text:p text:style-name="P52">StarBrakeDistance = 2000 - &gt; ~ top<text:s/>16<text:s/>400</text:p>
            </text:list-item>
            <text:list-item>
              <text:p text:style-name="P53">StarBrakeDistance = 1000 - &gt; ~ top 16<text:s/>000</text:p>
            </text:list-item>
            <text:list-item>
              <text:p text:style-name="P54">Sans système de freinage<text:s/>-&gt; ~ top<text:s/>14<text:s/>300</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3T17:30:00Z</dc:date>
    <meta:template xlink:href="Normal" xlink:type="simple"/>
    <meta:editing-cycles>25</meta:editing-cycles>
    <meta:editing-duration>PT36900S</meta:editing-duration>
    <meta:document-statistic meta:page-count="4" meta:paragraph-count="17" meta:word-count="1335" meta:character-count="8661" meta:row-count="61" meta:non-whitespace-character-count="7343"/>
  </office:meta>
</office:document-meta>
</file>